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background-color="transparent"/>
    </style:style>
    <style:style style:name="P8" style:family="paragraph">
      <loext:graphic-properties draw:fill-color="#ffffff"/>
      <style:text-properties fo:font-size="28.3999996185303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color="#95b241" fo:font-weight="bold" style:font-weight-asian="bold" style:font-weight-complex="bold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color="#f36838"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layer="layout" svg:width="27cm" svg:height="11.25cm" svg:x="0.5cm" svg:y="2.25cm" presentation:class="outline" presentation:user-transformed="true">
          <draw:text-box>
            <text:list text:style-name="L3">
              <text:list-item>
                <text:p text:style-name="P5">This semester’s projects</text:p>
                <text:list>
                  <text:list-item>
                    <text:p>IAV 1: Traffic data aggregation and visualization</text:p>
                  </text:list-item>
                  <text:list-item>
                    <text:p>IAV 2: Computer vision for sights</text:p>
                  </text:list-item>
                  <text:list-item>
                    <text:p>Kinvolk: BPF superp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5" draw:text-style-name="P7" draw:layer="layout" svg:width="27cm" svg:height="11.5cm" svg:x="0.5cm" svg:y="2.25cm" presentation:class="outline">
          <draw:text-box>
            <text:list text:style-name="L3">
              <text:list-item>
                <text:p><text:span text:style-name="T5">Student teams</text:span></text:p>
                <text:list>
                  <text:list-item>
                    <text:p><text:span text:style-name="T5">See Course organization → Project team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Course organization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6">OK: Permissive licenses (BSD, Apache)</text:span></text:p>
                  </text:list-item>
                  <text:list-item>
                    <text:p><text:span text:style-name="T7">May be OK: Weakly protective (a.k.a. “weak </text:span><text:span text:style-name="T7">copyleft”)</text:span></text:p>
                  </text:list-item>
                  <text:list-item>
                    <text:p><text:span text:style-name="T8">Usually not OK: Strongly protective (a.k.a. </text:span><text:span text:style-name="T8">“reciprocal” or “copyleft”)</text:span></text:p>
                  </text:list-item>
                  <text:list-item>
                    <text:p><text:span text:style-name="T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0">DR</text:span></text:p>
          </draw:text-box>
        </draw:frame>
        <draw:frame presentation:style-name="pr9" draw:text-style-name="P11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3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18M49S</meta:editing-duration>
    <meta:editing-cycles>12</meta:editing-cycles>
    <meta:generator>LibreOffice/6.0.7.3$Linux_X86_64 LibreOffice_project/00m0$Build-3</meta:generator>
    <dc:date>2020-10-30T21:46:06.264662521</dc:date>
    <meta:document-statistic meta:object-count="90"/>
  </office:meta>
</office:document-meta>
</file>